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b1a" officeooo:paragraph-rsid="000a3b1a"/>
    </style:style>
    <style:style style:name="P2" style:family="paragraph" style:parent-style-name="Standard">
      <style:text-properties officeooo:rsid="000bcc34" officeooo:paragraph-rsid="000bcc34"/>
    </style:style>
    <style:style style:name="P3" style:family="paragraph" style:parent-style-name="Standard">
      <style:text-properties fo:font-weight="bold" officeooo:rsid="000de2a5" officeooo:paragraph-rsid="000fc942" style:font-weight-asian="bold" style:font-weight-complex="bold"/>
    </style:style>
    <style:style style:name="P4" style:family="paragraph" style:parent-style-name="Standard">
      <style:text-properties fo:font-style="normal" fo:font-weight="normal" officeooo:rsid="000de2a5" officeooo:paragraph-rsid="000fc94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fc942" officeooo:paragraph-rsid="000fc94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11ce4" officeooo:paragraph-rsid="00111ce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41141" officeooo:paragraph-rsid="0014114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41331" officeooo:paragraph-rsid="0014133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41ea4" officeooo:paragraph-rsid="00141ea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43ede" officeooo:paragraph-rsid="00143ed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16946a" officeooo:paragraph-rsid="0016946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173e47" officeooo:paragraph-rsid="00173e4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73e47" officeooo:paragraph-rsid="0019188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a0e30" officeooo:paragraph-rsid="001a0e3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officeooo:rsid="000de2a5" officeooo:paragraph-rsid="000fc942" style:font-style-asian="normal" style:font-style-complex="normal"/>
    </style:style>
    <style:style style:name="P16" style:family="paragraph" style:parent-style-name="Standard">
      <style:text-properties fo:font-style="normal" officeooo:rsid="00141141" officeooo:paragraph-rsid="00141141" style:font-style-asian="normal" style:font-style-complex="normal"/>
    </style:style>
    <style:style style:name="P17" style:family="paragraph" style:parent-style-name="Standard">
      <style:text-properties fo:font-style="normal" fo:font-weight="bold" officeooo:rsid="00111ce4" officeooo:paragraph-rsid="00111ce4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41141" officeooo:paragraph-rsid="00141141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normal" fo:font-weight="bold" officeooo:rsid="0016946a" officeooo:paragraph-rsid="0016946a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16946a" officeooo:paragraph-rsid="0016946a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173e47" officeooo:paragraph-rsid="00173e47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173e47" officeooo:paragraph-rsid="00191883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tyle="normal" fo:font-weight="bold" officeooo:rsid="00191883" officeooo:paragraph-rsid="00191883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fo:font-weight="bold" officeooo:rsid="001a0e30" officeooo:paragraph-rsid="001a0e3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italic" fo:font-weight="bold" officeooo:rsid="000fc942" officeooo:paragraph-rsid="000fc942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0de2a5" officeooo:paragraph-rsid="000fc942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officeooo:rsid="000a3b1a" officeooo:paragraph-rsid="000a3b1a" style:font-style-asian="italic" style:font-style-complex="italic"/>
    </style:style>
    <style:style style:name="P28" style:family="paragraph" style:parent-style-name="Standard">
      <style:text-properties fo:font-style="italic" officeooo:rsid="000cc1b8" officeooo:paragraph-rsid="000cc1b8" style:font-style-asian="italic" style:font-style-complex="italic"/>
    </style:style>
    <style:style style:name="P29" style:family="paragraph" style:parent-style-name="Standard">
      <style:text-properties fo:font-style="italic" officeooo:rsid="000de2a5" officeooo:paragraph-rsid="000de2a5" style:font-style-asian="italic" style:font-style-complex="italic"/>
    </style:style>
    <style:style style:name="P30" style:family="paragraph" style:parent-style-name="Standard">
      <style:paragraph-properties fo:text-align="center" style:justify-single-word="false"/>
      <style:text-properties fo:font-size="14pt" officeooo:rsid="0016946a" officeooo:paragraph-rsid="0016946a" style:font-size-asian="12.25pt" style:font-size-complex="14pt"/>
    </style:style>
    <style:style style:name="P31" style:family="paragraph" style:parent-style-name="Standard">
      <style:text-properties fo:font-style="normal" fo:font-weight="normal" officeooo:rsid="00141ea4" officeooo:paragraph-rsid="00141ea4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173e47" officeooo:paragraph-rsid="00173e47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1a0e30" officeooo:paragraph-rsid="001a0e3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1bc47f" officeooo:paragraph-rsid="001bc47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1bc47f" officeooo:paragraph-rsid="001bdf73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1bdf73" officeooo:paragraph-rsid="001bdf73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1e6d8d" officeooo:paragraph-rsid="001e6d8d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bold" officeooo:rsid="001e6d8d" officeooo:paragraph-rsid="001e6d8d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e6d8d" officeooo:paragraph-rsid="001e6d8d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cc34" style:font-style-asian="italic" style:font-style-complex="italic"/>
    </style:style>
    <style:style style:name="T3" style:family="text">
      <style:text-properties fo:font-style="italic" officeooo:rsid="000cc1b8" style:font-style-asian="italic" style:font-style-complex="italic"/>
    </style:style>
    <style:style style:name="T4" style:family="text">
      <style:text-properties fo:font-style="italic" officeooo:rsid="000fc942" style:font-style-asian="italic" style:font-style-complex="italic"/>
    </style:style>
    <style:style style:name="T5" style:family="text">
      <style:text-properties officeooo:rsid="000bcc34"/>
    </style:style>
    <style:style style:name="T6" style:family="text">
      <style:text-properties officeooo:rsid="00110f6c"/>
    </style:style>
    <style:style style:name="T7" style:family="text">
      <style:text-properties officeooo:rsid="00111ce4"/>
    </style:style>
    <style:style style:name="T8" style:family="text">
      <style:text-properties officeooo:rsid="001249e2"/>
    </style:style>
    <style:style style:name="T9" style:family="text">
      <style:text-properties officeooo:rsid="00141141"/>
    </style:style>
    <style:style style:name="T10" style:family="text">
      <style:text-properties officeooo:rsid="00191883"/>
    </style:style>
    <style:style style:name="T11" style:family="text">
      <style:text-properties officeooo:rsid="001a0e3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0e30" style:font-weight-asian="bold" style:font-weight-complex="bold"/>
    </style:style>
    <style:style style:name="T14" style:family="text">
      <style:text-properties fo:font-weight="bold" officeooo:rsid="001bdf73" style:font-weight-asian="bold" style:font-weight-complex="bold"/>
    </style:style>
    <style:style style:name="T15" style:family="text">
      <style:text-properties officeooo:rsid="001bdf73"/>
    </style:style>
    <style:style style:name="T16" style:family="text">
      <style:text-properties officeooo:rsid="001fa2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WINDOWS</text:p>
      <text:p text:style-name="P1"/>
      <text:p text:style-name="P1">1. mkdir \nivel1\nivel2\nivel3\nivel4</text:p>
      <text:p text:style-name="P1">2. <text:span text:style-name="T5">desde </text:span><text:span text:style-name="T1">nivel4 copy con archivo.txt</text:span></text:p>
      <text:p text:style-name="P27">cd..</text:p>
      <text:p text:style-name="P1"><text:span text:style-name="T2">desde el nivel3 </text:span><text:span text:style-name="T1">rmdir /</text:span><text:span text:style-name="T2">S </text:span><text:span text:style-name="T1">nivel4</text:span></text:p>
      <text:p text:style-name="P2"><text:span text:style-name="T1">3. </text:span><text:span text:style-name="T3">dir /S</text:span></text:p>
      <text:p text:style-name="P28">tree</text:p>
      <text:p text:style-name="P29">4. dir /AR /OD /Q</text:p>
      <text:p text:style-name="P3"><text:span text:style-name="T1">5. </text:span><text:span text:style-name="T4">En el nivel1 creado antes crea un archivo de texto con el bloc de notas. Una vez guardado cambia sus propiedades marcándolo como archivo oculto y de solo lectura.</text:span></text:p>
      <text:p text:style-name="P15">attrib +R +H archivo.txt </text:p>
      <text:p text:style-name="P16"/>
      <text:p text:style-name="P26">modifica los atributos de archivo.txt</text:p>
      <text:p text:style-name="P4">attrib -H archivo.txt </text:p>
      <text:p text:style-name="P4"/>
      <text:p text:style-name="P3"><text:span text:style-name="T1">6. </text:span><text:span text:style-name="T4">Sitúate en documentos y crea nivel5. Copia a nivel5 los archivos de nivel1 con fecha de modificación igual o posterior al 3 de febrero del 2023 y sys subdirectorios excepto los vacíos.</text:span></text:p>
      <text:p text:style-name="P15">xcopy nivel1\* nivel5 /D:02-03-2023 /S</text:p>
      <text:p text:style-name="P15"/>
      <text:p text:style-name="P25">7. Sitúate en documentos y crea nivel6. Copia a nivel6 los 2 primeros niveles de directorios de nivel1 añadiendo a los archivos el atributo <text:span text:style-name="T6">de solo lectura, incluyendo los </text:span><text:span text:style-name="T7">directorios vacíos.</text:span></text:p>
      <text:p text:style-name="P5">robocopy c:\users\a22gonzalogg\documents\nivel6 c:\users\a22gonzalogg\documents\nivel6 /lev:2 /A+:R /E</text:p>
      <text:p text:style-name="P5"/>
      <text:p text:style-name="P17">8. Sitúate en el nivle1 y muestra el contenido del directorio odenado por fecha ay hora, el mas antiguo primero mostrando admeás el propertari del archivo.</text:p>
      <text:p text:style-name="P6"><text:span text:style-name="T8">d</text:span>ir /O:D /Q</text:p>
      <text:p text:style-name="P6"/>
      <text:p text:style-name="P17">9. En el documento de t<text:span text:style-name="T8">ext</text:span>o prop<text:span text:style-name="T8">o</text:span>rc<text:span text:style-name="T8">i</text:span>onado busca la cadena “sabio” mostr<text:span text:style-name="T8">a</text:span>ndo e<text:span text:style-name="T9">l</text:span> <text:span text:style-name="T8">n</text:span>úmero de la linea en la que aparece.</text:p>
      <text:p text:style-name="P6"/>
      <text:p text:style-name="P6"/>
      <text:p text:style-name="P18">10. En el documento proporcionado encuentra las líneas que acaben en ‘a‘ o en ‘o’.</text:p>
      <text:p text:style-name="P8">fintstr [a,o]$ sabio.txt</text:p>
      <text:p text:style-name="P7"/>
      <text:p text:style-name="P18">11. En el documento proporcionado encuentra las líneas que no acaben en ‘a’ o en ‘o’.</text:p>
      <text:p text:style-name="P8">fintstr [^a,o]$ sabio.txt</text:p>
      <text:p text:style-name="P18"/>
      <text:p text:style-name="P18">12. En el documento proporcionado encuentra las líneas que tengan palabras que empiecen por ‘h’ y acaben en ‘s’.</text:p>
      <text:p text:style-name="P9">findstr h.*s sabio.txt</text:p>
      <text:p text:style-name="P18"/>
      <text:p text:style-name="P18">13. En el documento proporcionado encuentra las líneas que tengan palabras de 5 letras que empiecen por ‘h’.</text:p>
      <text:p text:style-name="P9">findstr h…. sabio.txt</text:p>
      <text:p text:style-name="P18"/>
      <text:p text:style-name="P18">14. En el documento proporcionado encuentra las líneas que tengan un símbolo ‘$’.</text:p>
      <text:p text:style-name="P10">findstr \$ sabio.txt</text:p>
      <text:p text:style-name="P18"/>
      <text:p text:style-name="P18"/>
      <text:p text:style-name="P18"/>
      <text:p text:style-name="P19"><text:soft-page-break/>LINUX</text:p>
      <text:p text:style-name="P20"/>
      <text:p text:style-name="P20">1. Desde nivel 1 encuentra los archivos que acaben en .tar</text:p>
      <text:p text:style-name="P12">find . -name * .tar</text:p>
      <text:p text:style-name="P11"/>
      <text:p text:style-name="P21">2. Desde nivel 1 encuentra los archivos que acaben en .txt hasta una profundidad máxima de 2 niveles.</text:p>
      <text:p text:style-name="P12"><text:span text:style-name="T11">f</text:span>ind . -maxdepth 2 -name “*.txt”</text:p>
      <text:p text:style-name="P12"/>
      <text:p text:style-name="P22"><text:span text:style-name="T10">3</text:span>. Desde nivel 1 encuentra los archivos que acaben en .txt hasta una profundidad <text:span text:style-name="T10">mínima</text:span> de 2 niveles <text:span text:style-name="T10">(nivel31 etc).</text:span></text:p>
      <text:p text:style-name="P13"><text:span text:style-name="T11">f</text:span>ind . -m<text:span text:style-name="T10">in</text:span>depth <text:span text:style-name="T10">3</text:span> -name “*.txt”</text:p>
      <text:p text:style-name="P13"/>
      <text:p text:style-name="P23">4. Desde nivel 1 encuentra nombres de directorios que empiecen por nivel3.</text:p>
      <text:p text:style-name="P14">find . -type d -name “nivel3*”</text:p>
      <text:p text:style-name="P14"/>
      <text:p text:style-name="P24">5. Desde nivel 1 encuentra ficheros cuyo tamaño sea mayor a 1000 bytes.</text:p>
      <text:p text:style-name="P14">find . -size +1000c</text:p>
      <text:p text:style-name="P14"/>
      <text:p text:style-name="P24">5. Desde nivel 1 encuentra ficheros modificados en los últimos 25 minutos.</text:p>
      <text:p text:style-name="P14"/>
      <text:p text:style-name="P34"><text:span text:style-name="T12">6. <text:s/></text:span><text:span text:style-name="T13">Desde nivel 1 encuentra ficheros </text:span><text:span text:style-name="T12">mayores de 4Kby</text:span><text:span text:style-name="T14">tes</text:span></text:p>
      <text:p text:style-name="P34">find . -size +4k (el punto es para decirle que es en este directorio.</text:p>
      <text:p text:style-name="P35"><text:s/></text:p>
      <text:p text:style-name="P35"><text:span text:style-name="T15">7.</text:span><text:span text:style-name="T14"> Encontrar archivo a los que se accedió en los últimos 14 días</text:span></text:p>
      <text:p text:style-name="P36">find . -atime -14 (con el – son los ficheros anteriores) (con el + es desde 14 días y más atrás)</text:p>
      <text:p text:style-name="P37">-amin es para saber los minutos</text:p>
      <text:p text:style-name="P37"/>
      <text:p text:style-name="P38">8. Para ver solo los directorios</text:p>
      <text:p text:style-name="P37">find . type d</text:p>
      <text:p text:style-name="P37">find /dev type d</text:p>
      <text:p text:style-name="P37"/>
      <text:p text:style-name="P38">9. Hace ls -l en cada uno de los niveles en los que el nombre tenga un <text:span text:style-name="T16">2</text:span></text:p>
      <text:p text:style-name="P37">find . -name “*2*” -type d -exec ls -l {} \;</text:p>
      <text:p text:style-name="P37"/>
      <text:p text:style-name="P37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8:00:12.027000000</meta:creation-date>
    <dc:date>2023-02-17T16:41:27.337000000</dc:date>
    <meta:editing-duration>PT32M51S</meta:editing-duration>
    <meta:editing-cycles>5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52" meta:word-count="508" meta:character-count="2897" meta:non-whitespace-character-count="2435"/>
  </office:meta>
</office:document-meta>
</file>